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501cm" style:rel-column-width="9641*"/>
    </style:style>
    <style:style style:name="Tabelle2.B" style:family="table-column">
      <style:table-column-properties style:column-width="5.798cm" style:rel-column-width="22350*"/>
    </style:style>
    <style:style style:name="Tabelle2.C" style:family="table-column">
      <style:table-column-properties style:column-width="2.789cm" style:rel-column-width="10750*"/>
    </style:style>
    <style:style style:name="Tabelle2.D" style:family="table-column">
      <style:table-column-properties style:column-width="2.512cm" style:rel-column-width="9682*"/>
    </style:style>
    <style:style style:name="Tabelle2.E" style:family="table-column">
      <style:table-column-properties style:column-width="3.401cm" style:rel-column-width="13112*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e2.E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none" fo:border-top="none" fo:border-bottom="0.05pt solid #000000"/>
    </style:style>
    <style:style style:name="Tabel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189cm" style:rel-column-width="8438*"/>
    </style:style>
    <style:style style:name="Tabelle3.B" style:family="table-column">
      <style:table-column-properties style:column-width="5.821cm" style:rel-column-width="22438*"/>
    </style:style>
    <style:style style:name="Tabelle3.C" style:family="table-column">
      <style:table-column-properties style:column-width="3.078cm" style:rel-column-width="11865*"/>
    </style:style>
    <style:style style:name="Tabelle3.D" style:family="table-column">
      <style:table-column-properties style:column-width="2.512cm" style:rel-column-width="9682*"/>
    </style:style>
    <style:style style:name="Tabelle3.E" style:family="table-column">
      <style:table-column-properties style:column-width="3.401cm" style:rel-column-width="13112*"/>
    </style:style>
    <style:style style:name="Tabelle3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E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6df220" officeooo:paragraph-rsid="007ea72a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7056cf" officeooo:paragraph-rsid="007ea72a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7378b1" officeooo:paragraph-rsid="007ea72a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73c634" officeooo:paragraph-rsid="007ea72a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756ef1" officeooo:paragraph-rsid="007ea72a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85de04" officeooo:paragraph-rsid="007ea72a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7ea72a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7a1241" officeooo:paragraph-rsid="007ea72a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Liberation Serif" fo:font-size="12pt" officeooo:rsid="007fce16" officeooo:paragraph-rsid="007ea72a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0000ff" style:font-name="Liberation Serif" fo:font-size="12pt" officeooo:rsid="007605cd" officeooo:paragraph-rsid="007ea72a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fo:font-style="normal" officeooo:rsid="006b80a9" officeooo:paragraph-rsid="007fcd55" style:font-size-asian="12pt" style:font-style-asian="normal" style:font-size-complex="12pt" style:font-style-complex="normal"/>
    </style:style>
    <style:style style:name="P15" style:family="paragraph" style:parent-style-name="Table_20_Contents">
      <style:text-properties style:text-underline-style="none" fo:font-weight="normal" officeooo:rsid="001c9b37" officeooo:paragraph-rsid="007fcd55" style:font-weight-asian="normal" style:font-weight-complex="normal"/>
    </style:style>
    <style:style style:name="P16" style:family="paragraph" style:parent-style-name="Table_20_Contents">
      <style:text-properties style:text-underline-style="none" fo:font-weight="normal" officeooo:rsid="0020eb36" officeooo:paragraph-rsid="007fcd55" style:font-weight-asian="normal" style:font-weight-complex="normal"/>
    </style:style>
    <style:style style:name="P17" style:family="paragraph" style:parent-style-name="Table_20_Contents">
      <style:text-properties style:text-underline-style="none" officeooo:rsid="006b80a9" officeooo:paragraph-rsid="007fcd55"/>
    </style:style>
    <style:style style:name="P18" style:family="paragraph" style:parent-style-name="Table_20_Contents">
      <style:text-properties style:text-underline-style="none" officeooo:rsid="00234093" officeooo:paragraph-rsid="007fcd55"/>
    </style:style>
    <style:style style:name="P19" style:family="paragraph" style:parent-style-name="Table_20_Contents">
      <style:text-properties style:text-underline-style="none" officeooo:rsid="001c9b37" officeooo:paragraph-rsid="007fcd55"/>
    </style:style>
    <style:style style:name="P20" style:family="paragraph" style:parent-style-name="Table_20_Contents">
      <style:text-properties officeooo:rsid="006b80a9" officeooo:paragraph-rsid="007fcd55"/>
    </style:style>
    <style:style style:name="P21" style:family="paragraph" style:parent-style-name="Table_20_Contents">
      <style:text-properties officeooo:rsid="001f643e" officeooo:paragraph-rsid="007fcd55"/>
    </style:style>
    <style:style style:name="P22" style:family="paragraph" style:parent-style-name="Table_20_Contents">
      <style:text-properties fo:font-weight="normal" officeooo:rsid="001c9b37" officeooo:paragraph-rsid="007fcd55" style:font-weight-asian="normal" style:font-weight-complex="normal"/>
    </style:style>
    <style:style style:name="P23" style:family="paragraph" style:parent-style-name="Table_20_Contents">
      <style:text-properties fo:font-weight="normal" officeooo:rsid="0020eb36" officeooo:paragraph-rsid="007fcd55" style:font-weight-asian="normal" style:font-weight-complex="normal"/>
    </style:style>
    <style:style style:name="P24" style:family="paragraph" style:parent-style-name="Table_20_Contents">
      <style:text-properties officeooo:rsid="001c9b37" officeooo:paragraph-rsid="007fcd55"/>
    </style:style>
    <style:style style:name="P25" style:family="paragraph" style:parent-style-name="Table_20_Contents">
      <style:text-properties officeooo:rsid="007fcd55" officeooo:paragraph-rsid="007fcd55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b80a9" officeooo:paragraph-rsid="007fcd5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0eb36" officeooo:paragraph-rsid="007fcd55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Liberation Serif" fo:font-size="10pt" officeooo:rsid="0078683b" officeooo:paragraph-rsid="007fcd55" style:font-size-asian="8.75pt" style:font-size-complex="10pt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07fcd55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 fo:break-before="page"/>
      <style:text-properties style:font-name="Liberation Serif" fo:font-size="14pt" fo:font-weight="bold" officeooo:rsid="0085fb18" officeooo:paragraph-rsid="007ea72a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20eb36" officeooo:paragraph-rsid="007fcd55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6df220" officeooo:paragraph-rsid="007ea72a" style:font-size-asian="12pt" style:font-size-complex="12pt"/>
    </style:style>
    <style:style style:name="P33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056cf" officeooo:paragraph-rsid="007ea72a" style:font-size-asian="12pt" style:font-size-complex="12pt"/>
    </style:style>
    <style:style style:name="P34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378b1" officeooo:paragraph-rsid="007ea72a" style:font-size-asian="12pt" style:font-size-complex="12pt"/>
    </style:style>
    <style:style style:name="P35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85de04" officeooo:paragraph-rsid="007ea72a" style:font-size-asian="12pt" style:font-size-complex="12pt"/>
    </style:style>
    <style:style style:name="P36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ab5c9" officeooo:paragraph-rsid="007ea72a" style:font-size-asian="12pt" style:font-size-complex="12pt"/>
    </style:style>
    <style:style style:name="P37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56ef1" officeooo:paragraph-rsid="007ea72a" style:font-size-asian="12pt" style:font-size-complex="12pt"/>
    </style:style>
    <style:style style:name="P38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c52b3" officeooo:paragraph-rsid="007ea72a" style:font-size-asian="12pt" style:font-size-complex="12pt"/>
    </style:style>
    <style:style style:name="P39" style:family="paragraph" style:parent-style-name="Table_20_Contents" style:list-style-name="L2">
      <style:paragraph-properties fo:text-align="start" style:justify-single-word="false"/>
      <style:text-properties fo:color="#009900" style:font-name="Liberation Serif" fo:font-size="12pt" officeooo:rsid="006df220" officeooo:paragraph-rsid="007ea72a" style:font-size-asian="12pt" style:font-size-complex="12pt"/>
    </style:style>
    <style:style style:name="P40" style:family="paragraph" style:parent-style-name="Table_20_Contents" style:master-page-name="Standard">
      <style:paragraph-properties fo:text-align="start" style:justify-single-word="false" style:page-number="auto" fo:break-before="page"/>
      <style:text-properties style:font-name="Liberation Serif" fo:font-size="14pt" fo:font-weight="bold" officeooo:rsid="007fcd55" officeooo:paragraph-rsid="007fcd55" style:font-size-asian="14pt" style:font-weight-asian="bold" style:font-size-complex="14pt" style:font-weight-complex="bold"/>
    </style:style>
    <style:style style:name="P41" style:family="paragraph" style:parent-style-name="Table_20_Contents" style:list-style-name="L2">
      <style:paragraph-properties fo:text-align="start" style:justify-single-word="false" fo:break-before="page"/>
      <style:text-properties style:font-name="Liberation Serif" fo:font-size="12pt" officeooo:rsid="0073c634" officeooo:paragraph-rsid="007ea72a" style:font-size-asian="12pt" style:font-size-complex="12pt"/>
    </style:style>
    <style:style style:name="P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df220"/>
    </style:style>
    <style:style style:name="T2" style:family="text">
      <style:text-properties officeooo:rsid="00330f69"/>
    </style:style>
    <style:style style:name="T3" style:family="text">
      <style:text-properties fo:color="#0000ff"/>
    </style:style>
    <style:style style:name="T4" style:family="text">
      <style:text-properties fo:color="#0000ff" officeooo:rsid="006f76fa"/>
    </style:style>
    <style:style style:name="T5" style:family="text">
      <style:text-properties fo:color="#0000ff" officeooo:rsid="00745cd1"/>
    </style:style>
    <style:style style:name="T6" style:family="text">
      <style:text-properties fo:color="#0000ff" officeooo:rsid="007605cd"/>
    </style:style>
    <style:style style:name="T7" style:family="text">
      <style:text-properties fo:color="#0000ff" officeooo:rsid="0073c634"/>
    </style:style>
    <style:style style:name="T8" style:family="text">
      <style:text-properties fo:color="#009900"/>
    </style:style>
    <style:style style:name="T9" style:family="text">
      <style:text-properties fo:color="#009900" officeooo:rsid="006f76fa"/>
    </style:style>
    <style:style style:name="T10" style:family="text">
      <style:text-properties fo:color="#009900" officeooo:rsid="00745cd1"/>
    </style:style>
    <style:style style:name="T11" style:family="text">
      <style:text-properties officeooo:rsid="00745cd1"/>
    </style:style>
    <style:style style:name="T12" style:family="text">
      <style:text-properties officeooo:rsid="007679f7"/>
    </style:style>
    <style:style style:name="T13" style:family="text">
      <style:text-properties fo:font-style="italic" officeooo:rsid="00234093" style:font-style-asian="italic" style:font-style-complex="italic"/>
    </style:style>
    <style:style style:name="T14" style:family="text">
      <style:text-properties fo:font-style="italic" style:text-underline-style="none" officeooo:rsid="0024b491" style:font-style-asian="italic" style:font-style-complex="italic"/>
    </style:style>
    <style:style style:name="T15" style:family="text">
      <style:text-properties officeooo:rsid="007fcd55"/>
    </style:style>
    <style:style style:name="T16" style:family="text">
      <style:text-properties officeooo:rsid="00234093"/>
    </style:style>
    <style:style style:name="T17" style:family="text">
      <style:text-properties fo:color="#ff0000"/>
    </style:style>
    <style:style style:name="T18" style:family="text">
      <style:text-properties fo:color="#ff0000" officeooo:rsid="00234093"/>
    </style:style>
    <style:style style:name="T19" style:family="text">
      <style:text-properties fo:color="#ff0000" officeooo:rsid="0024b491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840c47" style:font-style-asian="normal" style:font-style-complex="normal"/>
    </style:style>
    <style:style style:name="T23" style:family="text">
      <style:text-properties fo:font-style="normal" officeooo:rsid="00433024" style:font-style-asian="normal" style:font-style-complex="normal"/>
    </style:style>
    <style:style style:name="T24" style:family="text">
      <style:text-properties fo:font-style="normal" officeooo:rsid="004259cd" style:font-style-asian="normal" style:font-style-complex="normal"/>
    </style:style>
    <style:style style:name="T25" style:family="text">
      <style:text-properties fo:font-style="normal" officeooo:rsid="00383709" style:font-style-asian="normal" style:font-style-complex="normal"/>
    </style:style>
    <style:style style:name="T26" style:family="text">
      <style:text-properties fo:font-style="normal" officeooo:rsid="003fa25e" style:font-style-asian="normal" style:font-style-complex="normal"/>
    </style:style>
    <style:style style:name="T27" style:family="text">
      <style:text-properties officeooo:rsid="0080f67c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Aufgabe 1</text:p>
      <text:p text:style-name="P14"/>
      <text:list xml:id="list371789614" text:style-name="L1">
        <text:list-item>
          <text:p text:style-name="P31">Kreuzprodukt der Tabellen Buch und Bestellung</text:p>
        </text:list-item>
      </text:list>
      <text:p text:style-name="P27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15"><text:span text:style-name="T16">Buch.</text:span>ISBN</text:p>
          </table:table-cell>
          <table:table-cell table:style-name="Tabelle2.A1" office:value-type="string">
            <text:p text:style-name="P17"><text:span text:style-name="T16">Buch.</text:span>Titel</text:p>
          </table:table-cell>
          <table:table-cell table:style-name="Tabelle2.A1" office:value-type="string">
            <text:p text:style-name="P18">Best.KD-Nr</text:p>
          </table:table-cell>
          <table:table-cell table:style-name="Tabelle2.A1" office:value-type="string">
            <text:p text:style-name="P15"><text:span text:style-name="T16">Best.</text:span>ISBN</text:p>
          </table:table-cell>
          <table:table-cell table:style-name="Tabelle2.E1" office:value-type="string">
            <text:p text:style-name="P19"><text:span text:style-name="T16">Best.</text:span>Datum</text:p>
          </table:table-cell>
        </table:table-row>
        <table:table-row>
          <table:table-cell table:style-name="Tabelle2.A2" office:value-type="string">
            <text:p text:style-name="P16">123</text:p>
          </table:table-cell>
          <table:table-cell table:style-name="Tabelle2.A2" office:value-type="string">
            <text:p text:style-name="P25">Der kleine Hobbit</text:p>
          </table:table-cell>
          <table:table-cell table:style-name="Tabelle2.A2" office:value-type="string">
            <text:p text:style-name="P21">001</text:p>
          </table:table-cell>
          <table:table-cell table:style-name="Tabelle2.A2" office:value-type="string">
            <text:p text:style-name="P22">123</text:p>
          </table:table-cell>
          <table:table-cell table:style-name="Tabelle2.E2" office:value-type="string">
            <text:p text:style-name="P24">01.02.20<text:span text:style-name="T27">21</text:span></text:p>
          </table:table-cell>
        </table:table-row>
        <table:table-row>
          <table:table-cell table:style-name="Tabelle2.A7" office:value-type="string">
            <text:p text:style-name="P16">123</text:p>
          </table:table-cell>
          <table:table-cell table:style-name="Tabelle2.B3" office:value-type="string">
            <text:p text:style-name="P25">Der kleine Hobbit</text:p>
          </table:table-cell>
          <table:table-cell table:style-name="Tabelle2.C7" office:value-type="string">
            <text:p text:style-name="P21">001</text:p>
          </table:table-cell>
          <table:table-cell table:style-name="Tabelle2.D3" office:value-type="string">
            <text:p text:style-name="P23">456</text:p>
          </table:table-cell>
          <table:table-cell table:style-name="Tabelle2.E3" office:value-type="string">
            <text:p text:style-name="P24">05.04.20<text:span text:style-name="T27">21</text:span></text:p>
          </table:table-cell>
        </table:table-row>
        <table:table-row>
          <table:table-cell table:style-name="Tabelle2.A2" office:value-type="string">
            <text:p text:style-name="P16">123</text:p>
          </table:table-cell>
          <table:table-cell table:style-name="Tabelle2.A2" office:value-type="string">
            <text:p text:style-name="P25">Der kleine Hobbit</text:p>
          </table:table-cell>
          <table:table-cell table:style-name="Tabelle2.A2" office:value-type="string">
            <text:p text:style-name="P21">002</text:p>
          </table:table-cell>
          <table:table-cell table:style-name="Tabelle2.A2" office:value-type="string">
            <text:p text:style-name="P22">123</text:p>
          </table:table-cell>
          <table:table-cell table:style-name="Tabelle2.E2" office:value-type="string">
            <text:p text:style-name="P24">03.03.20<text:span text:style-name="T27">21</text:span></text:p>
          </table:table-cell>
        </table:table-row>
        <table:table-row>
          <table:table-cell table:style-name="Tabelle2.A7" office:value-type="string">
            <text:p text:style-name="P16">456</text:p>
          </table:table-cell>
          <table:table-cell table:style-name="Tabelle2.B5" office:value-type="string">
            <text:p text:style-name="P20">Momo</text:p>
          </table:table-cell>
          <table:table-cell table:style-name="Tabelle2.C7" office:value-type="string">
            <text:p text:style-name="P21">001</text:p>
          </table:table-cell>
          <table:table-cell table:style-name="Tabelle2.D5" office:value-type="string">
            <text:p text:style-name="P22">123</text:p>
          </table:table-cell>
          <table:table-cell table:style-name="Tabelle2.E5" office:value-type="string">
            <text:p text:style-name="P24">01.02.20<text:span text:style-name="T27">21</text:span></text:p>
          </table:table-cell>
        </table:table-row>
        <table:table-row>
          <table:table-cell table:style-name="Tabelle2.A2" office:value-type="string">
            <text:p text:style-name="P16">456</text:p>
          </table:table-cell>
          <table:table-cell table:style-name="Tabelle2.A2" office:value-type="string">
            <text:p text:style-name="P20">Momo</text:p>
          </table:table-cell>
          <table:table-cell table:style-name="Tabelle2.A2" office:value-type="string">
            <text:p text:style-name="P21">001</text:p>
          </table:table-cell>
          <table:table-cell table:style-name="Tabelle2.A2" office:value-type="string">
            <text:p text:style-name="P23">456</text:p>
          </table:table-cell>
          <table:table-cell table:style-name="Tabelle2.E2" office:value-type="string">
            <text:p text:style-name="P24">05.04.20<text:span text:style-name="T27">21</text:span></text:p>
          </table:table-cell>
        </table:table-row>
        <table:table-row>
          <table:table-cell table:style-name="Tabelle2.A7" office:value-type="string">
            <text:p text:style-name="P16">456</text:p>
          </table:table-cell>
          <table:table-cell table:style-name="Tabelle2.B7" office:value-type="string">
            <text:p text:style-name="P20">Momo</text:p>
          </table:table-cell>
          <table:table-cell table:style-name="Tabelle2.C7" office:value-type="string">
            <text:p text:style-name="P21">002</text:p>
          </table:table-cell>
          <table:table-cell table:style-name="Tabelle2.D7" office:value-type="string">
            <text:p text:style-name="P22">123</text:p>
          </table:table-cell>
          <table:table-cell table:style-name="Tabelle2.E7" office:value-type="string">
            <text:p text:style-name="P24">03.03.20<text:span text:style-name="T27">21</text:span></text:p>
          </table:table-cell>
        </table:table-row>
      </table:table>
      <text:p text:style-name="P27"/>
      <text:p text:style-name="P27"/>
      <text:list xml:id="list205033820279486" text:continue-numbering="true" text:style-name="L1">
        <text:list-item>
          <text:p text:style-name="P31"><text:span text:style-name="T15">Sinnvolle </text:span>Zeilen <text:span text:style-name="T15">und relevante Spalten</text:span></text:p>
        </text:list-item>
      </text:list>
      <text:p text:style-name="P27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>
          <table:table-cell table:style-name="Tabelle3.A1" office:value-type="string">
            <text:p text:style-name="P15"><text:span text:style-name="T16">Buch.</text:span>ISBN</text:p>
          </table:table-cell>
          <table:table-cell table:style-name="Tabelle3.B1" office:value-type="string">
            <text:p text:style-name="P17"><text:span text:style-name="T16">Buch.</text:span>Titel</text:p>
          </table:table-cell>
          <table:table-cell table:style-name="Tabelle3.B1" office:value-type="string">
            <text:p text:style-name="P18">Best.KD-Nr</text:p>
          </table:table-cell>
          <table:table-cell table:style-name="Tabelle3.A1" office:value-type="string">
            <text:p text:style-name="P15"><text:span text:style-name="T16">Best.</text:span>ISBN</text:p>
          </table:table-cell>
          <table:table-cell table:style-name="Tabelle3.E1" office:value-type="string">
            <text:p text:style-name="P19"><text:span text:style-name="T16">Best.</text:span>Datum</text:p>
          </table:table-cell>
        </table:table-row>
        <table:table-row>
          <table:table-cell table:style-name="Tabelle3.A2" office:value-type="string">
            <text:p text:style-name="P16">123</text:p>
          </table:table-cell>
          <table:table-cell table:style-name="Tabelle3.B2" office:value-type="string">
            <text:p text:style-name="P25">Der kleine Hobbit</text:p>
          </table:table-cell>
          <table:table-cell table:style-name="Tabelle3.C2" office:value-type="string">
            <text:p text:style-name="P21">001</text:p>
          </table:table-cell>
          <table:table-cell table:style-name="Tabelle3.A2" office:value-type="string">
            <text:p text:style-name="P22">123</text:p>
          </table:table-cell>
          <table:table-cell table:style-name="Tabelle3.E2" office:value-type="string">
            <text:p text:style-name="P24">01.02.20<text:span text:style-name="T27">21</text:span></text:p>
          </table:table-cell>
        </table:table-row>
        <table:table-row>
          <table:table-cell table:style-name="Tabelle3.A2" office:value-type="string">
            <text:p text:style-name="P16">123</text:p>
          </table:table-cell>
          <table:table-cell table:style-name="Tabelle3.B3" office:value-type="string">
            <text:p text:style-name="P25">Der kleine Hobbit</text:p>
          </table:table-cell>
          <table:table-cell table:style-name="Tabelle3.C3" office:value-type="string">
            <text:p text:style-name="P21">002</text:p>
          </table:table-cell>
          <table:table-cell table:style-name="Tabelle3.A2" office:value-type="string">
            <text:p text:style-name="P22">123</text:p>
          </table:table-cell>
          <table:table-cell table:style-name="Tabelle3.E3" office:value-type="string">
            <text:p text:style-name="P24">03.03.20<text:span text:style-name="T27">21</text:span></text:p>
          </table:table-cell>
        </table:table-row>
        <table:table-row>
          <table:table-cell table:style-name="Tabelle3.A2" office:value-type="string">
            <text:p text:style-name="P16">456</text:p>
          </table:table-cell>
          <table:table-cell table:style-name="Tabelle3.B4" office:value-type="string">
            <text:p text:style-name="P20">Momo</text:p>
          </table:table-cell>
          <table:table-cell table:style-name="Tabelle3.C4" office:value-type="string">
            <text:p text:style-name="P21">001</text:p>
          </table:table-cell>
          <table:table-cell table:style-name="Tabelle3.A2" office:value-type="string">
            <text:p text:style-name="P23">456</text:p>
          </table:table-cell>
          <table:table-cell table:style-name="Tabelle3.E4" office:value-type="string">
            <text:p text:style-name="P24">05.04.20<text:span text:style-name="T27">21</text:span></text:p>
          </table:table-cell>
        </table:table-row>
      </table:table>
      <text:p text:style-name="P27"/>
      <text:p text:style-name="P27"/>
      <text:list xml:id="list205034361907504" text:continue-numbering="true" text:style-name="L1">
        <text:list-item>
          <text:p text:style-name="P31">Bedingung im „ON“-Teil enthalten<text:line-break/><text:line-break/>SELECT * FROM Buch INNER JOIN Bestellung <text:span text:style-name="T17">ON </text:span><text:span text:style-name="T18">Buch.ISBN = Best</text:span><text:span text:style-name="T19">ellung</text:span><text:span text:style-name="T18">.ISBN</text:span><text:span text:style-name="T16"> ;</text:span></text:p>
        </text:list-item>
      </text:list>
      <text:p text:style-name="P27"/>
      <text:p text:style-name="P27"/>
      <text:list xml:id="list205034452051202" text:continue-numbering="true" text:style-name="L1">
        <text:list-item>
          <text:p text:style-name="P31">SQL-Befehl: Kunden (namentlich) mit ihren bestellen Büchern (Titel)<text:line-break/><text:line-break/><text:span text:style-name="T14">Schreibweise mit JOIN:</text:span><text:line-break/><text:span text:style-name="T16">SELECT Kunde.Name, Buch.Titel <text:line-break/>FROM </text:span><text:span text:style-name="T18">(</text:span><text:span text:style-name="T16">Kunde INNER JOIN Bestellung ON Kunde.KD-Nr = Bestellung.KD-Nr</text:span><text:span text:style-name="T18">)</text:span><text:span text:style-name="T16"><text:line-break/> <text:s text:c="24"/>INNER JOIN Buch ON Bestellung.ISBN = Buch.ISBN;<text:line-break/><text:line-break/></text:span><text:span text:style-name="T13">Schreibeweise ohne JOIN:</text:span><text:span text:style-name="T16"><text:line-break/>SELECT Kunde.Name, Buch.Titel<text:line-break/>FROM Kunde, Bestellung, Buch<text:line-break/>WHERE Kunde.KD-Nr = Bestellung.KD-Nr<text:line-break/>AND <text:s text:c="5"/>Bestellung.ISBN = Buch.ISBN ;</text:span></text:p>
        </text:list-item>
      </text:list>
      <text:p text:style-name="P26"/>
      <text:p text:style-name="P30">Aufgabe <text:span text:style-name="T15">2</text:span></text:p>
      <text:p text:style-name="P10"/>
      <text:list xml:id="list714203989" text:style-name="L2">
        <text:list-item text:start-value="1">
          <text:p text:style-name="P32">Liste alle Produkte namentlich mit den zugehörigen Lieferanten (namentlich) auf, sortiert nach Lieferanten.<text:line-break/><text:span text:style-name="T3">SELECT Products.ProductName, Suppliers.SupplierName <text:line-break/>FROM Products, Suppliers WHERE Products.SupplierID = Suppliers.SupplierID <text:line-break/>ORDER BY SupplierName;<text:line-break/></text:span><text:span text:style-name="T8">SELECT Products.ProductName, Suppliers.SupplierName</text:span></text:p>
          <text:p text:style-name="P39">FROM Products INNER JOIN Suppliers ON Products.SupplierID = Suppliers.SupplierID</text:p>
          <text:p text:style-name="P39">ORDER BY SupplierName;</text:p>
        </text:list-item>
      </text:list>
      <text:p text:style-name="P4"/>
      <text:list xml:id="list205034791813439" text:continue-numbering="true" text:style-name="L2">
        <text:list-item>
          <text:p text:style-name="P32">Erweitere vorige Abfrage, so dass zu jedem Produkt auch dessen Kategorie aufgelistet wird.<text:line-break/><text:span text:style-name="T4">SELECT Suppliers.SupplierName, Products.ProductName, Categories.CategoryName<text:line-break/>FROM Products, Suppliers, Categories<text:line-break/>WHERE Products.SupplierID = Suppliers.SupplierID <text:line-break/>AND Products.CategoryID = Categories.CategoryID<text:line-break/>ORDER BY SupplierName;</text:span><text:line-break/><text:span text:style-name="T9">SELECT Products.ProductName, Categories.CategoryName, <text:s/>Suppliers.SupplierName<text:line-break/>FROM (Products INNER JOIN Suppliers ON Products.SupplierID = Suppliers.SupplierID)<text:line-break/> <text:s text:c="28"/>INNER JOIN Categories ON Products.CategoryID = Categories.CategoryID<text:line-break/>ORDER BY SupplierName;</text:span></text:p>
        </text:list-item>
      </text:list>
      <text:p text:style-name="P4"/>
      <text:list xml:id="list205034985605085" text:continue-numbering="true" text:style-name="L2">
        <text:list-item>
          <text:p text:style-name="P33">Liste die Produkte der Kategorie „Seafood“ mit Namen und Preis auf, die höchstens $20 kosten.<text:line-break/><text:span text:style-name="T3">SELECT Products.ProductName, Categories.CategoryName, Products.Price<text:line-break/>FROM Products, Categories WHERE <text:s/>Products.CategoryID = Categories.CategoryID<text:line-break/>AND Categories.CategoryName = 'Seafood' AND Products.Price &lt;= 20;</text:span><text:line-break/><text:span text:style-name="T8">SELECT Products.ProductName, Categories.CategoryName, Products.Price<text:line-break/>FROM <text:s text:c="2"/>Products INNER JOIN Categories ON Products.CategoryID = Categories.CategoryID<text:line-break/>WHERE Categories.CategoryName = 'Seafood' AND Products.Price &lt;= 20;</text:span></text:p>
        </text:list-item>
      </text:list>
      <text:p text:style-name="P5"/>
      <text:list xml:id="list205035045186985" text:continue-numbering="true" text:style-name="L2">
        <text:list-item>
          <text:p text:style-name="P34">Welche Mitarbeiter haben im August 1996 Bestellungen bearbeitet?<text:line-break/>Hinweis: jeder Mitarbeiter sollte nur einmal aufgelistet werden.<text:line-break/><text:span text:style-name="T3">SELECT DISTINCT Employees.LastName, Employees.FirstName FROM Employees, Orders<text:line-break/>WHERE Employees.EmployeeID = Orders.EmployeeID<text:line-break/>AND Orders.OrderDate BETWEEN #8/1/1996# AND #8/31/1996#;</text:span><text:line-break/><text:span text:style-name="T8">SELECT DISTINCT Employees.LastName, Employees.FirstName<text:line-break/>FROM Employees INNER JOIN Orders ON Employees.EmployeeID = Orders.EmployeeID<text:line-break/>WHERE Orders.OrderDate BETWEEN #8/1/1996# AND #8/31/1996#;</text:span></text:p>
        </text:list-item>
      </text:list>
      <text:p text:style-name="P6"/>
      <text:list xml:id="list205034174371007" text:continue-numbering="true" text:style-name="L2">
        <text:list-item>
          <text:p text:style-name="P41"><text:span text:style-name="T11">Welche Produkte hat der Kunde „QUICK-Stop“</text:span> <text:span text:style-name="T11">bestellt, in welcher Menge, und wann?<text:line-break/>Ordne nach Bestelldatum.</text:span><text:line-break/><text:span text:style-name="T3">SELECT </text:span><text:span text:style-name="T5">Products.ProductName, OrderDetails.Quantity, Orders.OrderDate</text:span><text:span text:style-name="T3"><text:line-break/>FROM Customers, Orders, OrderDetails, Products<text:line-break/>WHERE Customers.CustomerID = Orders.CustomerID <text:line-break/>AND Orders.OrderID = OrderDetails.OrderID<text:line-break/>AND OrderDetails.ProductID = Products.ProductID<text:line-break/>AND </text:span><text:span text:style-name="T5">Customers.CustomerName = 'QUICK-Stop'</text:span><text:span text:style-name="T3"><text:line-break/>ORDER BY </text:span><text:span text:style-name="T5">Orders.OrderDate</text:span><text:span text:style-name="T3">;</text:span><text:line-break/><text:span text:style-name="T8">SELECT </text:span><text:span text:style-name="T10">Products.ProductName, OrderDetails.Quantity, Orders.OrderDate</text:span><text:span text:style-name="T8"><text:line-break/>FROM ((Customers INNER JOIN Orders ON Customers.CustomerID = Orders.CustomerID)<text:line-break/> <text:s text:c="32"/>INNER JOIN OrderDetails ON Orders.OrderID = OrderDetails.OrderID)<text:line-break/> <text:s text:c="32"/>INNER JOIN Products ON OrderDetails.ProductID = Products.ProductID<text:line-break/>WHERE </text:span><text:span text:style-name="T10">Customers.CustomerName = 'QUICK-Stop'</text:span><text:span text:style-name="T8"><text:line-break/>ORDER BY </text:span><text:span text:style-name="T10">Orders.OrderDate</text:span><text:span text:style-name="T8">;</text:span></text:p>
        </text:list-item>
      </text:list>
      <text:p text:style-name="P7"/>
      <text:list xml:id="list205035845326617" text:continue-numbering="true" text:style-name="L2">
        <text:list-item>
          <text:p text:style-name="P35">Welche Kunden haben Tofu-Produkte bestellt?<text:line-break/><text:span text:style-name="T6">SELECT </text:span><text:span text:style-name="T3">Customers.Customer</text:span><text:span text:style-name="T6">Name, </text:span><text:span text:style-name="T3">Products.ProductName</text:span><text:span text:style-name="T6"> <text:line-break/>FROM </text:span><text:span text:style-name="T3">Customers, Orders, OrderDetails, </text:span><text:span text:style-name="T6">Products <text:line-break/></text:span><text:span text:style-name="T7">WHERE Customers.CustomerID = Orders.CustomerID <text:line-break/>AND Orders.OrderID = OrderDetails.OrderID<text:line-break/>AND OrderDetails.ProductID = Products.ProductID<text:line-break/></text:span><text:span text:style-name="T3">AND Products.</text:span><text:span text:style-name="T6">ProductName LIKE '%</text:span><text:span text:style-name="T3">Tofu</text:span><text:span text:style-name="T6">%';</text:span></text:p>
        </text:list-item>
      </text:list>
      <text:p text:style-name="P8"/>
      <text:list xml:id="list205035716803163" text:continue-numbering="true" text:style-name="L2">
        <text:list-item>
          <text:p text:style-name="P36">Welcher Produkte werden aus den USA geliefert?<text:line-break/><text:span text:style-name="T3">SELECT ProductName FROM Products, Suppliers <text:line-break/>WHERE Products.SupplierID = Suppliers.SupplierID AND Suppliers.Country = 'USA';</text:span></text:p>
        </text:list-item>
      </text:list>
      <text:p text:style-name="P13"/>
      <text:list xml:id="list205034733939654" text:continue-numbering="true" text:style-name="L2">
        <text:list-item>
          <text:p text:style-name="P35">Liste für alle Kunden auf, von welchen Mitarbeitern sie bedient wurden.<text:line-break/><text:span text:style-name="T3">SELECT Customers.CustomerName, Employees.LastName<text:line-break/>FROM Customers, Orders, Employees<text:line-break/>WHERE Customers.CustomerID = Orders.CustomerID<text:line-break/>AND Orders.EmployeeID = Employees.EmployeeID<text:line-break/>ORDER BY Customers.CustomerName;</text:span></text:p>
        </text:list-item>
      </text:list>
      <text:p text:style-name="P9"/>
      <text:list xml:id="list205035610637150" text:continue-numbering="true" text:style-name="L2">
        <text:list-item>
          <text:p text:style-name="P37">Liste alle Lieferanten <text:span text:style-name="T12">(mit Name und Stadt) auf </text:span>mit de<text:span text:style-name="T12">n </text:span>Produktkategorien, <text:span text:style-name="T12">mit denen diese Lieferanten handeln.</text:span><text:line-break/><text:span text:style-name="T3">SELECT DISTINCT Suppliers.SupplierName, Suppliers.City, Categories.CategoryName<text:line-break/>FROM Suppliers, Products, Categories<text:line-break/>WHERE Suppliers.SupplierID = Products.SupplierID<text:line-break/>AND Products.CategoryID = Categories.CategoryID;</text:span></text:p>
        </text:list-item>
      </text:list>
      <text:p text:style-name="P13"/>
      <text:list xml:id="list205034090477928" text:continue-numbering="true" text:style-name="L2">
        <text:list-item>
          <text:p text:style-name="P38">Liste für alle Länder auf, welche Speditionen mit Lieferungen dorthin beauftragt wurden.<text:line-break/><text:span text:style-name="T3">SELECT DISTINCT Customers.Country, Shippers.ShipperName<text:line-break/>FROM Customers, Orders, Shippers <text:line-break/>WHERE Customers.CustomerID = Orders.CustomerID <text:line-break/>AND Orders.ShipperID = Shippers.ShipperID;</text:span></text:p>
        </text:list-item>
      </text:list>
      <text:p text:style-name="P12"/>
      <text:p text:style-name="P11"/>
      <text:p text:style-name="P28"/>
      <text:p text:style-name="P28"><draw:frame text:anchor-type="paragraph" draw:z-index="0" draw:name="Form1" draw:style-name="gr1" draw:text-style-name="P42" svg:width="1.795cm" svg:height="0.63cm" svg:x="15.217cm" svg:y="0.321cm"><draw:image xlink:href="Pictures/10000000000000580000001F196641809BB809C4.png" xlink:type="simple" xlink:show="embed" xlink:actuate="onLoad" loext:mime-type="image/png"><text:p/></draw:image></draw:frame></text:p>
      <text:p text:style-name="P29"><text:span text:style-name="T20">Autor: </text:span><text:span text:style-name="T21">Christian Pothmann – </text:span><text:a xlink:type="simple" xlink:href="https://cpothmann.de/" text:style-name="Internet_20_link" text:visited-style-name="Visited_20_Internet_20_Link"><text:span text:style-name="T21">c</text:span></text:a><text:a xlink:type="simple" xlink:href="https://cpothmann.de/" text:style-name="Internet_20_link" text:visited-style-name="Visited_20_Internet_20_Link"><text:span text:style-name="T22">pothmann.de</text:span></text:a><text:span text:style-name="T22">, </text:span><text:span text:style-name="T23">f</text:span><text:span text:style-name="T21">reigegeben unter </text:span><text:a xlink:type="simple" xlink:href="https://creativecommons.org/licenses/by-nc-sa/4.0/" text:style-name="Internet_20_link" text:visited-style-name="Visited_20_Internet_20_Link"><text:span text:style-name="T21">CC BY-NC-SA 4.0</text:span></text:a><text:span text:style-name="T21">, </text:span><text:span text:style-name="T24">Ju</text:span><text:span text:style-name="T25">l</text:span><text:span text:style-name="T24">i</text:span><text:span text:style-name="T26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df220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QL <text:span text:style-name="MT1">Verbund (Join) – Lösungen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9T20:50:33.462000000</dc:date>
    <meta:editing-duration>PT8H10M7S</meta:editing-duration>
    <meta:editing-cycles>88</meta:editing-cycles>
    <meta:generator>LibreOffice/6.2.5.2$Windows_X86_64 LibreOffice_project/1ec314fa52f458adc18c4f025c545a4e8b22c159</meta:generator>
    <meta:document-statistic meta:table-count="3" meta:image-count="0" meta:object-count="0" meta:page-count="3" meta:paragraph-count="77" meta:word-count="597" meta:character-count="5441" meta:non-whitespace-character-count="4789"/>
  </office:meta>
</office:document-meta>
</file>